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9bddb8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9bddb8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ackground-color="#d17486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9bddb8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d1748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d17486"/>
      <style:text-properties style:font-name="Liberation Sans1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d17486" style:text-align-source="fix" style:repeat-content="false"/>
      <style:paragraph-properties fo:text-align="center" fo:margin-left="0cm"/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1748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Error">
      <style:table-cell-properties fo:background-color="transparent"/>
      <style:text-properties fo:color="#b3b3b3"/>
    </style:style>
    <style:style style:name="ce19" style:family="table-cell" style:parent-style-name="Default">
      <style:table-cell-properties fo:background-color="transparent"/>
      <style:text-properties fo:color="#b3b3b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3.657cm" svg:height="6.747cm" svg:x="0.33cm" svg:y="10.89cm">
            <draw:object draw:notify-on-update-of-ranges="Лист1.A2:Лист1.A7 Лист1.B1:Лист1.B1 Лист1.B2:Лист1.B7 Лист1.A2:Лист1.A7 Лист1.C41:Лист1.C41 Лист1.C42:Лист1.C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9" office:value-type="string" calcext:value-type="string">
            <text:p>φ1(x)</text:p>
          </table:table-cell>
          <table:table-cell table:style-name="ce9" office:value-type="string" calcext:value-type="string">
            <text:p>φ2(x)</text:p>
          </table:table-cell>
          <table:table-cell table:style-name="ce9" office:value-type="string" calcext:value-type="string">
            <text:p>φ3(x)</text:p>
          </table:table-cell>
          <table:table-cell table:number-columns-repeated="8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-2" calcext:value-type="float">
            <text:p>-2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A2]" office:value-type="float" office:value="0" calcext:value-type="float">
            <text:p>0</text:p>
          </table:table-cell>
          <table:table-cell table:formula="of:=POWER(EXP(1); 2*[.A2])" office:value-type="float" office:value="1" calcext:value-type="float">
            <text:p>1</text:p>
          </table:table-cell>
          <table:table-cell table:number-columns-repeated="3"/>
          <table:table-cell table:style-name="ce38" office:value-type="string" calcext:value-type="string" table:number-columns-spanned="3" table:number-rows-spanned="1">
            <text:p>Базисные функции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-4" calcext:value-type="float">
            <text:p>-4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A3]" office:value-type="float" office:value="0.25" calcext:value-type="float">
            <text:p>0,25</text:p>
          </table:table-cell>
          <table:table-cell table:formula="of:=POWER(EXP(1); 2*[.A3])" office:value-type="float" office:value="1.64872127070013" calcext:value-type="float">
            <text:p>1,64872127070013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style-name="ce21" office:value-type="string" calcext:value-type="string">
            <text:p>e^(2x)</text:p>
          </table:table-cell>
          <table:table-cell table:number-columns-repeated="2"/>
        </table:table-row>
        <table:table-row table:style-name="ro1"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-7" calcext:value-type="float">
            <text:p>-7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A4]" office:value-type="float" office:value="0.5" calcext:value-type="float">
            <text:p>0,5</text:p>
          </table:table-cell>
          <table:table-cell table:formula="of:=POWER(EXP(1); 2*[.A4])" office:value-type="float" office:value="2.71828182845904" calcext:value-type="float">
            <text:p>2,71828182845904</text:p>
          </table:table-cell>
          <table:table-cell table:number-columns-repeated="8"/>
        </table:table-row>
        <table:table-row table:style-name="ro1"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-12" calcext:value-type="float">
            <text:p>-12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A5]" office:value-type="float" office:value="0.75" calcext:value-type="float">
            <text:p>0,75</text:p>
          </table:table-cell>
          <table:table-cell table:formula="of:=POWER(EXP(1); 2*[.A5])" office:value-type="float" office:value="4.48168907033806" calcext:value-type="float">
            <text:p>4,48168907033806</text:p>
          </table:table-cell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-21" calcext:value-type="float">
            <text:p>-2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A6]" office:value-type="float" office:value="1" calcext:value-type="float">
            <text:p>1</text:p>
          </table:table-cell>
          <table:table-cell table:formula="of:=POWER(EXP(1); 2*[.A6])" office:value-type="float" office:value="7.38905609893065" calcext:value-type="float">
            <text:p>7,38905609893065</text:p>
          </table:table-cell>
          <table:table-cell table:number-columns-repeated="3"/>
          <table:table-cell table:style-name="ce38" office:value-type="string" calcext:value-type="string" table:number-columns-spanned="5" table:number-rows-spanned="1">
            <text:p>Решение методом обратной матрицы</text:p>
          </table:table-cell>
          <table:covered-table-cell table:number-columns-repeated="3" table:style-name="ce20"/>
          <table:covered-table-cell/>
        </table:table-row>
        <table:table-row table:style-name="ro1">
          <table:table-cell table:style-name="ce2" office:value-type="float" office:value="1.25" calcext:value-type="float">
            <text:p>1,25</text:p>
          </table:table-cell>
          <table:table-cell table:style-name="ce2" office:value-type="float" office:value="-38" calcext:value-type="float">
            <text:p>-38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A7]" office:value-type="float" office:value="1.25" calcext:value-type="float">
            <text:p>1,25</text:p>
          </table:table-cell>
          <table:table-cell table:formula="of:=POWER(EXP(1); 2*[.A7])" office:value-type="float" office:value="12.1824939607035" calcext:value-type="float">
            <text:p>12,1824939607035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9"/>
          <table:table-cell table:style-name="ce17"/>
          <table:table-cell table:number-columns-repeated="4"/>
        </table:table-row>
        <table:table-row table:style-name="ro1">
          <table:table-cell table:number-columns-repeated="9"/>
          <table:table-cell table:style-name="ce18"/>
          <table:table-cell table:number-columns-repeated="4"/>
        </table:table-row>
        <table:table-row table:style-name="ro1">
          <table:table-cell table:style-name="ce3" office:value-type="string" calcext:value-type="string">
            <text:p>сумма x</text:p>
          </table:table-cell>
          <table:table-cell table:style-name="ce6" office:value-type="string" calcext:value-type="string">
            <text:p>сумма y</text:p>
          </table:table-cell>
          <table:table-cell table:number-columns-repeated="7"/>
          <table:table-cell table:style-name="ce18"/>
          <table:table-cell table:number-columns-repeated="4"/>
        </table:table-row>
        <table:table-row table:style-name="ro1">
          <table:table-cell table:style-name="ce4" table:formula="of:=SUM([.A2:.A7])" office:value-type="float" office:value="3.75" calcext:value-type="float">
            <text:p>3,75</text:p>
          </table:table-cell>
          <table:table-cell table:style-name="ce7" table:formula="of:=SUM([.B2:.B7])" office:value-type="float" office:value="-84" calcext:value-type="float">
            <text:p>-84</text:p>
          </table:table-cell>
          <table:table-cell table:number-columns-repeated="7"/>
          <table:table-cell table:style-name="ce18"/>
          <table:table-cell table:number-columns-repeated="4"/>
        </table:table-row>
        <table:table-row table:style-name="ro1">
          <table:table-cell table:number-columns-repeated="9"/>
          <table:table-cell table:style-name="ce19"/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 table:number-columns-spanned="3" table:number-rows-spanned="1">
            <text:p>Считаем aij</text:p>
          </table:table-cell>
          <table:covered-table-cell table:number-columns-repeated="2" table:style-name="ce11"/>
          <table:table-cell/>
          <table:table-cell table:style-name="ce12" office:value-type="string" calcext:value-type="string">
            <text:p>bj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table:formula="of:=SUMPRODUCT([.D$2:.D$7];[.D$2:.D$7])" office:value-type="float" office:value="6" calcext:value-type="float">
            <text:p>6</text:p>
          </table:table-cell>
          <table:table-cell table:style-name="ce11" table:formula="of:=SUMPRODUCT([.D2:.D7];[.E$2:.E$7])" office:value-type="float" office:value="3.75" calcext:value-type="float">
            <text:p>3,75</text:p>
          </table:table-cell>
          <table:table-cell table:style-name="ce11" table:formula="of:=SUMPRODUCT([.D2:.D7];[.F$2:.F$7])" office:value-type="float" office:value="29.4202422291314" calcext:value-type="float">
            <text:p>29,4202422291314</text:p>
          </table:table-cell>
          <table:table-cell/>
          <table:table-cell table:style-name="ce11" table:formula="of:=SUMPRODUCT([.$B$2:.$B$7]; [.D$2:.D$7])" office:value-type="float" office:value="-84" calcext:value-type="float">
            <text:p>-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table:formula="of:=SUMPRODUCT([.E$2:.E$7];[.D$2:.D$7])" office:value-type="float" office:value="3.75" calcext:value-type="float">
            <text:p>3,75</text:p>
          </table:table-cell>
          <table:table-cell table:style-name="ce11" table:formula="of:=SUMPRODUCT([.E$2:.E$7];[.E$2:.E$7])" office:value-type="float" office:value="3.4375" calcext:value-type="float">
            <text:p>3,4375</text:p>
          </table:table-cell>
          <table:table-cell table:style-name="ce11" table:formula="of:=SUMPRODUCT([.E$2:.E$7];[.F$2:.F$7])" office:value-type="float" office:value="27.7497615844681" calcext:value-type="float">
            <text:p>27,7497615844681</text:p>
          </table:table-cell>
          <table:table-cell/>
          <table:table-cell table:style-name="ce11" table:formula="of:=SUMPRODUCT([.$B$2:.$B$7]; [.E$2:.E$7])" office:value-type="float" office:value="-82" calcext:value-type="float">
            <text:p>-8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1" table:formula="of:=SUMPRODUCT([.F$2:.F$7];[.D$2:.D$7])" office:value-type="float" office:value="29.4202422291314" calcext:value-type="float">
            <text:p>29,4202422291314</text:p>
          </table:table-cell>
          <table:table-cell table:style-name="ce11" table:formula="of:=SUMPRODUCT([.F$2:.F$7];[.E$2:.E$7])" office:value-type="float" office:value="27.7497615844681" calcext:value-type="float">
            <text:p>27,7497615844681</text:p>
          </table:table-cell>
          <table:table-cell table:style-name="ce11" table:formula="of:=SUMPRODUCT([.F$2:.F$7];[.F$2:.F$7])" office:value-type="float" office:value="234.204183986298" calcext:value-type="float">
            <text:p>234,204183986298</text:p>
          </table:table-cell>
          <table:table-cell/>
          <table:table-cell table:style-name="ce11" table:formula="of:=SUMPRODUCT([.$B$2:.$B$7]; [.F$2:.F$7])" office:value-type="float" office:value="-699.508075310346" calcext:value-type="float">
            <text:p>-699,508075310346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table:style-name="ce13" office:value-type="string" calcext:value-type="string" table:number-columns-spanned="5" table:number-rows-spanned="2">
            <text:p>Решением встроенным инструментом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7"/>
          <table:covered-table-cell table:number-columns-repeated="5"/>
          <table:table-cell table:number-columns-repeated="2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3" table:number-rows-spanned="1">
            <text:p>Aij — копия</text:p>
          </table:table-cell>
          <table:covered-table-cell table:number-columns-repeated="2"/>
          <table:table-cell office:value-type="string" calcext:value-type="string">
            <text:p>Cj</text:p>
          </table:table-cell>
          <table:table-cell office:value-type="string" calcext:value-type="string">
            <text:p>Bij — копия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8]" office:value-type="float" office:value="6" calcext:value-type="float">
            <text:p>6</text:p>
          </table:table-cell>
          <table:table-cell table:formula="of:=[.E18]" office:value-type="float" office:value="3.75" calcext:value-type="float">
            <text:p>3,75</text:p>
          </table:table-cell>
          <table:table-cell table:formula="of:=[.F18]" office:value-type="float" office:value="29.4202422291314" calcext:value-type="float">
            <text:p>29,4202422291314</text:p>
          </table:table-cell>
          <table:table-cell office:value-type="float" office:value="1.25913232486068" calcext:value-type="float">
            <text:p>1,25913232486068</text:p>
          </table:table-cell>
          <table:table-cell table:formula="of:=[.H25]*[.$K$25]+[.I25]*[.$K$26]+[.J25]*[.$K$27]" office:value-type="float" office:value="-84.0000000000285" calcext:value-type="float">
            <text:p>-84,000000000028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9]" office:value-type="float" office:value="3.75" calcext:value-type="float">
            <text:p>3,75</text:p>
          </table:table-cell>
          <table:table-cell table:formula="of:=[.E19]" office:value-type="float" office:value="3.4375" calcext:value-type="float">
            <text:p>3,4375</text:p>
          </table:table-cell>
          <table:table-cell table:formula="of:=[.F19]" office:value-type="float" office:value="27.7497615844681" calcext:value-type="float">
            <text:p>27,7497615844681</text:p>
          </table:table-cell>
          <table:table-cell office:value-type="float" office:value="3.66990641245238" calcext:value-type="float">
            <text:p>3,66990641245238</text:p>
          </table:table-cell>
          <table:table-cell table:formula="of:=[.H26]*[.$K$25]+[.I26]*[.$K$26]+[.J26]*[.$K$27]" office:value-type="float" office:value="-81.9999999999708" calcext:value-type="float">
            <text:p>-81,9999999999708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20]" office:value-type="float" office:value="29.4202422291314" calcext:value-type="float">
            <text:p>29,4202422291314</text:p>
          </table:table-cell>
          <table:table-cell table:formula="of:=[.E20]" office:value-type="float" office:value="27.7497615844681" calcext:value-type="float">
            <text:p>27,7497615844681</text:p>
          </table:table-cell>
          <table:table-cell table:formula="of:=[.F20]" office:value-type="float" office:value="234.204183986298" calcext:value-type="float">
            <text:p>234,204183986298</text:p>
          </table:table-cell>
          <table:table-cell office:value-type="float" office:value="-3.57974425144624" calcext:value-type="float">
            <text:p>-3,57974425144624</text:p>
          </table:table-cell>
          <table:table-cell table:formula="of:=[.H27]*[.$K$25]+[.I27]*[.$K$26]+[.J27]*[.$K$27]" office:value-type="float" office:value="-699.508075310813" calcext:value-type="float">
            <text:p>-699,508075310813</text:p>
          </table:table-cell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number-columns-repeated="7"/>
          <table:table-cell table:style-name="ce38" office:value-type="string" calcext:value-type="string" table:number-columns-spanned="3" table:number-rows-spanned="1">
            <text:p>Обратная матрица</text:p>
          </table:table-cell>
          <table:covered-table-cell table:number-columns-repeated="2"/>
          <table:table-cell/>
          <table:table-cell table:style-name="ce22" office:value-type="string" calcext:value-type="string">
            <text:p>bij</text:p>
          </table:table-cell>
          <table:table-cell/>
          <table:table-cell table:style-name="ce23" office:value-type="string" calcext:value-type="string">
            <text:p>cj</text:p>
          </table:table-cell>
        </table:table-row>
        <table:table-row table:style-name="ro1">
          <table:table-cell table:number-columns-repeated="7"/>
          <table:table-cell table:number-matrix-columns-spanned="3" table:number-matrix-rows-spanned="3" table:formula="of:=MINVERSE([.D18:.F20])" office:value-type="float" office:value="0.544124305296334" calcext:value-type="float">
            <text:p>0,544124305296334</text:p>
          </table:table-cell>
          <table:table-cell office:value-type="float" office:value="-0.96095793440729" calcext:value-type="float">
            <text:p>-0,96095793440729</text:p>
          </table:table-cell>
          <table:table-cell office:value-type="float" office:value="0.0455076614197157" calcext:value-type="float">
            <text:p>0,045507661419716</text:p>
          </table:table-cell>
          <table:table-cell/>
          <table:table-cell table:formula="of:=[.H18]" office:value-type="float" office:value="-84" calcext:value-type="float">
            <text:p>-84</text:p>
          </table:table-cell>
          <table:table-cell/>
          <table:table-cell table:number-matrix-columns-spanned="1" table:number-matrix-rows-spanned="3" table:formula="of:=MMULT([.H33:.J35]; [.L33:.L35])" office:value-type="float" office:value="1.2591323249255" calcext:value-type="float">
            <text:p>1,2591323249255</text:p>
          </table:table-cell>
        </table:table-row>
        <table:table-row table:style-name="ro1">
          <table:table-cell table:number-columns-repeated="7"/>
          <table:table-cell office:value-type="float" office:value="-0.960957934407288" calcext:value-type="float">
            <text:p>-0,960957934407288</text:p>
          </table:table-cell>
          <table:table-cell office:value-type="float" office:value="8.38338523283671" calcext:value-type="float">
            <text:p>8,38338523283671</text:p>
          </table:table-cell>
          <table:table-cell office:value-type="float" office:value="-0.872594685548646" calcext:value-type="float">
            <text:p>-0,872594685548646</text:p>
          </table:table-cell>
          <table:table-cell/>
          <table:table-cell table:formula="of:=[.H19]" office:value-type="float" office:value="-82" calcext:value-type="float">
            <text:p>-82</text:p>
          </table:table-cell>
          <table:table-cell/>
          <table:table-cell office:value-type="float" office:value="3.66990641177256" calcext:value-type="float">
            <text:p>3,66990641177256</text:p>
          </table:table-cell>
        </table:table-row>
        <table:table-row table:style-name="ro1">
          <table:table-cell table:number-columns-repeated="7"/>
          <table:table-cell office:value-type="float" office:value="0.0455076614197153" calcext:value-type="float">
            <text:p>0,045507661419715</text:p>
          </table:table-cell>
          <table:table-cell office:value-type="float" office:value="-0.872594685548646" calcext:value-type="float">
            <text:p>-0,872594685548646</text:p>
          </table:table-cell>
          <table:table-cell office:value-type="float" office:value="0.101942875892415" calcext:value-type="float">
            <text:p>0,101942875892415</text:p>
          </table:table-cell>
          <table:table-cell/>
          <table:table-cell table:formula="of:=[.H20]" office:value-type="float" office:value="-699.508075310346" calcext:value-type="float">
            <text:p>-699,508075310346</text:p>
          </table:table-cell>
          <table:table-cell/>
          <table:table-cell office:value-type="float" office:value="-3.57974425137184" calcext:value-type="float">
            <text:p>-3,57974425137184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8"/>
          <table:table-cell table:style-name="ce39"/>
          <table:table-cell table:number-columns-repeated="5"/>
        </table:table-row>
        <table:table-row table:style-name="ro2">
          <table:table-cell table:style-name="ce27" office:value-type="string" calcext:value-type="string" table:number-columns-spanned="5" table:number-rows-spanned="1">
            <text:p>Y2 — Пересчитанные значения Y</text:p>
          </table:table-cell>
          <table:covered-table-cell/>
          <table:covered-table-cell table:style-name="ce8"/>
          <table:covered-table-cell table:number-columns-repeated="2"/>
          <table:table-cell table:style-name="ce34" office:value-type="string" calcext:value-type="string">
            <text:p>δi</text:p>
          </table:table-cell>
          <table:table-cell table:number-columns-repeated="2"/>
          <table:table-cell table:style-name="ce40" office:value-type="string" calcext:value-type="string">
            <text:p>J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N$33]*[.D2]+[.E2]*[.$N$34]+[.$N$35]*[.F2]" office:value-type="float" office:value="-2.32061192644634" calcext:value-type="float">
            <text:p>-2,32061192644634</text:p>
          </table:table-cell>
          <table:table-cell table:number-columns-repeated="2"/>
          <table:table-cell table:formula="of:=[.C42]-[.B2]" office:value-type="float" office:value="-0.320611926446336" calcext:value-type="float">
            <text:p>-0,320611926446336</text:p>
          </table:table-cell>
          <table:table-cell table:number-columns-repeated="2"/>
          <table:table-cell table:style-name="ce39" table:formula="of:=SUMPRODUCT([.F42:.F47];[.F42:.F47])" office:value-type="float" office:value="0.639429678702121" calcext:value-type="float">
            <text:p>0,6394296787021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$N$33]*[.D3]+[.E3]*[.$N$34]+[.$N$35]*[.F3]" office:value-type="float" office:value="-3.72539156303461" calcext:value-type="float">
            <text:p>-3,72539156303461</text:p>
          </table:table-cell>
          <table:table-cell table:number-columns-repeated="2"/>
          <table:table-cell table:formula="of:=[.C43]-[.B3]" office:value-type="float" office:value="0.274608436965387" calcext:value-type="float">
            <text:p>0,274608436965387</text:p>
          </table:table-cell>
          <table:table-cell table:number-columns-repeated="2"/>
          <table:table-cell table:style-name="ce39"/>
          <table:table-cell table:number-columns-repeated="5"/>
        </table:table-row>
        <table:table-row table:style-name="ro1">
          <table:table-cell table:number-columns-repeated="2"/>
          <table:table-cell table:formula="of:=[.$N$33]*[.D4]+[.E4]*[.$N$34]+[.$N$35]*[.F4]" office:value-type="float" office:value="-6.63666821822301" calcext:value-type="float">
            <text:p>-6,63666821822301</text:p>
          </table:table-cell>
          <table:table-cell table:number-columns-repeated="2"/>
          <table:table-cell table:formula="of:=[.C44]-[.B4]" office:value-type="float" office:value="0.36333178177699" calcext:value-type="float">
            <text:p>0,36333178177699</text:p>
          </table:table-cell>
          <table:table-cell table:number-columns-repeated="2"/>
          <table:table-cell table:style-name="ce39"/>
          <table:table-cell table:number-columns-repeated="5"/>
        </table:table-row>
        <table:table-row table:style-name="ro1">
          <table:table-cell table:number-columns-repeated="2"/>
          <table:table-cell table:formula="of:=[.$N$33]*[.D5]+[.E5]*[.$N$34]+[.$N$35]*[.F5]" office:value-type="float" office:value="-12.0317385522238" calcext:value-type="float">
            <text:p>-12,0317385522238</text:p>
          </table:table-cell>
          <table:table-cell table:number-columns-repeated="2"/>
          <table:table-cell table:formula="of:=[.C45]-[.B5]" office:value-type="float" office:value="-0.0317385522237537" calcext:value-type="float">
            <text:p>-0,03173855222375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$N$33]*[.D6]+[.E6]*[.$N$34]+[.$N$35]*[.F6]" office:value-type="float" office:value="-21.5218923565129" calcext:value-type="float">
            <text:p>-21,5218923565129</text:p>
          </table:table-cell>
          <table:table-cell table:number-columns-repeated="2"/>
          <table:table-cell table:formula="of:=[.C46]-[.B6]" office:value-type="float" office:value="-0.521892356512932" calcext:value-type="float">
            <text:p>-0,5218923565129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$N$33]*[.D7]+[.E7]*[.$N$34]+[.$N$35]*[.F7]" office:value-type="float" office:value="-37.7636973835591" calcext:value-type="float">
            <text:p>-37,7636973835591</text:p>
          </table:table-cell>
          <table:table-cell table:number-columns-repeated="2"/>
          <table:table-cell table:formula="of:=[.C47]-[.B7]" office:value-type="float" office:value="0.236302616440852" calcext:value-type="float">
            <text:p>0,2363026164408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.00.0000</text:date>, <text:time style:data-style-name="N2" text:time-value="16:44:24.6445022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20:47:12.582119119</meta:creation-date>
    <meta:generator>LibreOffice/6.4.7.2$Linux_X86_64 LibreOffice_project/40$Build-2</meta:generator>
    <dc:date>2022-10-22T16:29:51.953819228</dc:date>
    <meta:editing-duration>PT2H21M9S</meta:editing-duration>
    <meta:editing-cycles>3</meta:editing-cycles>
    <meta:document-statistic meta:table-count="1" meta:cell-count="11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58cm" svg:height="6.748cm" xlink:href=".." xlink:type="simple" chart:class="chart:scatter" chart:style-name="ch1">
        <chart:legend chart:legend-position="end" svg:x="10.621cm" svg:y="2.826cm" style:legend-expansion="high" chart:style-name="ch2"/>
        <chart:plot-area chart:style-name="ch3" table:cell-range-address="Лист1.A2:Лист1.B7 Лист1.B1:Лист1.B1 Лист1.C41:Лист1.C47" chart:data-source-has-labels="row" svg:x="0.581cm" svg:y="0.258cm" svg:width="12.066cm" svg:height="6.571cm">
          <chartooo:coordinate-region svg:x="1.308cm" svg:y="0.457cm" svg:width="11.099cm" svg:height="6.1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7" chart:label-cell-address="Лист1.B1:Лист1.B1" chart:class="chart:scatter">
            <chart:domain table:cell-range-address="Лист1.A2:Лист1.A7"/>
            <chart:data-point chart:repeated="6"/>
          </chart:series>
          <chart:series chart:style-name="ch7" chart:values-cell-range-address="Лист1.C42:Лист1.C47" chart:label-cell-address="Лист1.C41:Лист1.C4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y</text:p>
                <draw:g>
                  <svg:desc>Лист1.B1:Лист1.B1</svg:desc>
                </draw:g>
              </table:table-cell>
              <table:table-cell office:value-type="string">
                <text:p/>
                <draw:g>
                  <svg:desc>Лист1.C41:Лист1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7</svg:desc>
                </draw:g>
              </table:table-cell>
              <table:table-cell office:value-type="float" office:value="-2">
                <text:p>-2</text:p>
                <draw:g>
                  <svg:desc>Лист1.B2:Лист1.B7</svg:desc>
                </draw:g>
              </table:table-cell>
              <table:table-cell office:value-type="float" office:value="-2.32061192644634">
                <text:p>-2.32061192644634</text:p>
                <draw:g>
                  <svg:desc>Лист1.C42:Лист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-4">
                <text:p>-4</text:p>
              </table:table-cell>
              <table:table-cell office:value-type="float" office:value="-3.72539156303461">
                <text:p>-3.72539156303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-7">
                <text:p>-7</text:p>
              </table:table-cell>
              <table:table-cell office:value-type="float" office:value="-6.63666821822301">
                <text:p>-6.63666821822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-12">
                <text:p>-12</text:p>
              </table:table-cell>
              <table:table-cell office:value-type="float" office:value="-12.0317385522238">
                <text:p>-12.0317385522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21">
                <text:p>-21</text:p>
              </table:table-cell>
              <table:table-cell office:value-type="float" office:value="-21.5218923565129">
                <text:p>-21.5218923565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-38">
                <text:p>-38</text:p>
              </table:table-cell>
              <table:table-cell office:value-type="float" office:value="-37.7636973835591">
                <text:p>-37.7636973835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